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1A1E" style:font-name="Segoe UI" style:font-name-asian="Segoe UI" style:font-name-complex="Segoe UI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1A1E" style:font-name="Segoe UI" style:font-name-asian="Segoe UI" style:font-name-complex="Segoe UI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1A1E" style:font-name="Segoe UI" style:font-name-asian="Segoe UI" style:font-name-complex="Segoe U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ublic static long methodToAnalysis (int[] ar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 {</text:p>
          </table:table-cell>
          <table:table-cell table:style-name="ce1"/>
          <table:table-cell office:value-type="string" table:style-name="ce1">
            <text:p>Best:</text:p>
          </table:table-cell>
          <table:table-cell office:value-type="string" table:style-name="ce1">
            <text:p>F(n) = 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            long n = arr.Length;</text:p>
          </table:table-cell>
          <table:table-cell office:value-type="float" office:value="1" table:style-name="ce5">
            <text:p>1</text:p>
          </table:table-cell>
          <table:table-cell table:number-columns-repeated="3" table:style-name="ce1"/>
          <table:table-cell office:value-type="float" office:value="2.8346000000000001E-3" table:style-name="ce1">
            <text:p>0.002834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            long k = n;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Worst:</text:p>
          </table:table-cell>
          <table:table-cell office:value-type="string" table:style-name="ce1">
            <text:p>F(n) = n*n*n/2 * 2 = n^3</text:p>
          </table:table-cell>
          <table:table-cell table:style-name="ce1"/>
          <table:table-cell office:value-type="float" office:value="0.52043919999999999" table:style-name="ce1">
            <text:p>0.520439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            for (int i = 0; i &lt; n; i++)</text:p>
          </table:table-cell>
          <table:table-cell office:value-type="string" table:style-name="ce5">
            <text:p>n+1</text:p>
          </table:table-cell>
          <table:table-cell table:number-columns-repeated="3" table:style-name="ce1"/>
          <table:table-cell office:value-type="float" office:value="1.5608238999999999" table:style-name="ce1">
            <text:p>1.560823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            {</text:p>
          </table:table-cell>
          <table:table-cell table:style-name="ce5"/>
          <table:table-cell table:number-columns-repeated="3" table:style-name="ce1"/>
          <table:table-cell office:value-type="float" office:value="3.1502978000000001" table:style-name="ce1">
            <text:p>3.150297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                if (arr[i] &gt; 0)</text:p>
          </table:table-cell>
          <table:table-cell office:value-type="string" table:style-name="ce5">
            <text:p>n</text:p>
          </table:table-cell>
          <table:table-cell table:number-columns-repeated="3" table:style-name="ce1"/>
          <table:table-cell office:value-type="float" office:value="4.6599617999999996" table:style-name="ce1">
            <text:p>4.659961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                {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for (int j = 0; j &lt; n * n / 2; j++)</text:p>
          </table:table-cell>
          <table:table-cell office:value-type="string" table:style-name="ce5">
            <text:p>k*(n*n/2)+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{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     k -= 2;</text:p>
          </table:table-cell>
          <table:table-cell office:value-type="string" table:style-name="ce5">
            <text:p>k*(n*n/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}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for (int j = 0; j &lt; n * n / 2; j++)</text:p>
          </table:table-cell>
          <table:table-cell office:value-type="string" table:style-name="ce5">
            <text:p>k*(n*n/2)+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{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     k += 3;</text:p>
          </table:table-cell>
          <table:table-cell office:value-type="string" table:style-name="ce5">
            <text:p>k*(n*n/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 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 return k;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        }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   public static long methodToAnalysis (int n, int[] ar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 {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 long k = 0;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Best:</text:p>
          </table:table-cell>
          <table:table-cell office:value-type="string" table:style-name="ce1">
            <text:p>F(n) = 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            for (int i = 0; i &lt; n; i++)</text:p>
          </table:table-cell>
          <table:table-cell office:value-type="string" table:style-name="ce1">
            <text:p>n+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 {</text:p>
          </table:table-cell>
          <table:table-cell table:style-name="ce1"/>
          <table:table-cell office:value-type="string" table:style-name="ce1">
            <text:p>Worst:</text:p>
          </table:table-cell>
          <table:table-cell office:value-type="string" table:style-name="ce1">
            <text:p>F(n) = n*log2 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                k += arr[i] + FF4(i, arr);</text:p>
          </table:table-cell>
          <table:table-cell office:value-type="string" table:style-name="ce1">
            <text:p>n*(FF4(i)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 return k;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 public static long FF4(int n, int [] ar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 {</text:p>
          </table:table-cell>
          <table:table-cell table:style-name="ce1"/>
          <table:table-cell office:value-type="string" table:style-name="ce1">
            <text:p>Best:</text:p>
          </table:table-cell>
          <table:table-cell office:value-type="string" table:style-name="ce1">
            <text:p>FF4(n) = 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            if (n &gt; 0 &amp;&amp; arr.Length &gt; n &amp;&amp; arr[n] &lt; 0)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 {</text:p>
          </table:table-cell>
          <table:table-cell table:style-name="ce1"/>
          <table:table-cell office:value-type="string" table:style-name="ce1">
            <text:p>Worst:</text:p>
          </table:table-cell>
          <table:table-cell office:value-type="string" table:style-name="ce1">
            <text:p>FF4(n) = FF4(n/2) + FF4(n/3) =&gt; log2 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                return FF4(n / 2, arr) + FF4(n / 3, arr);</text:p>
          </table:table-cell>
          <table:table-cell office:value-type="string" table:style-name="ce1">
            <text:p>FF4(n/2) + FF4(n/3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            }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            return n;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        }</text:p>
          </table:table-cell>
          <table:table-cell table:number-columns-repeated="16382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okas</meta:initial-creator>
    <dc:creator>Rokas</dc:creator>
    <meta:creation-date>2023-03-27T20:02:54Z</meta:creation-date>
    <dc:date>2023-03-27T21:21:26Z</dc:date>
  </office:meta>
</office:document-meta>
</file>